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Escape" style:family="table">
      <style:table-properties style:width="17cm" table:align="margins" style:may-break-between-rows="false"/>
    </style:style>
    <style:style style:name="Escape.A" style:family="table-column">
      <style:table-column-properties style:column-width="3.718cm" style:rel-column-width="14333*"/>
    </style:style>
    <style:style style:name="Escape.B" style:family="table-column">
      <style:table-column-properties style:column-width="2.917cm" style:rel-column-width="11246*"/>
    </style:style>
    <style:style style:name="Escape.C" style:family="table-column">
      <style:table-column-properties style:column-width="10.365cm" style:rel-column-width="39956*"/>
    </style:style>
    <style:style style:name="Escape.1" style:family="table-row">
      <style:table-row-properties style:min-row-height="0.658cm"/>
    </style:style>
    <style:style style:name="Escape.A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Escape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cape.A3" style:family="table-cell">
      <style:table-cell-properties style:vertical-align="middle"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Escape.C3" style:family="table-cell">
      <style:table-cell-properties style:vertical-align="middle"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cape.A4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Escape.B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Escape.C4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FreeSans"/>
    </style:style>
    <style:style style:name="P2" style:family="paragraph" style:parent-style-name="Table_20_Contents">
      <style:paragraph-properties fo:text-align="center" style:justify-single-word="false"/>
      <style:text-properties style:font-name="FreeSans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color="#ff6633" style:font-name="FreeSans"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Heading">
      <style:text-properties style:font-name="FreeSans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able_20_Heading">
      <style:text-properties fo:color="#0000ff" style:font-name="FreeSans" fo:font-size="18pt" fo:background-color="#ffffcc" style:font-size-asian="18pt" style:font-size-complex="18pt"/>
    </style:style>
    <style:style style:name="P6" style:family="paragraph" style:parent-style-name="Table_20_Contents">
      <style:text-properties style:font-name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fo:font-style="normal" style:font-size-asian="14pt" style:font-style-asian="normal" style:font-style-complex="normal"/>
    </style:style>
    <style:style style:name="T4" style:family="text">
      <style:text-properties fo:color="#ff6633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3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scape" table:style-name="Escape">
        <table:table-column table:style-name="Escape.A"/>
        <table:table-column table:style-name="Escape.B"/>
        <table:table-column table:style-name="Escape.C"/>
        <table:table-header-rows>
          <table:table-row table:style-name="Escape.1">
            <table:table-cell table:style-name="Escape.A1" table:number-columns-spanned="3" office:value-type="string">
              <text:p text:style-name="P5">ESCAPE CHARACTERS</text:p>
            </table:table-cell>
            <table:covered-table-cell/>
            <table:covered-table-cell/>
          </table:table-row>
          <table:table-row>
            <table:table-cell table:style-name="Escape.A2" table:number-columns-spanned="3" office:value-type="string">
              <text:p text:style-name="P4">Through <text:span text:style-name="T1">backslash</text:span><text:span text:style-name="T2"> “</text:span><text:span text:style-name="T5">\</text:span><text:span text:style-name="T3">”</text:span></text:p>
            </table:table-cell>
            <table:covered-table-cell/>
            <table:covered-table-cell/>
          </table:table-row>
        </table:table-header-rows>
        <table:table-row>
          <table:table-cell table:style-name="Escape.A3" office:value-type="string">
            <text:p text:style-name="P2">Position</text:p>
          </table:table-cell>
          <table:table-cell table:style-name="Escape.A3" office:value-type="string">
            <text:p text:style-name="P2">Character</text:p>
          </table:table-cell>
          <table:table-cell table:style-name="Escape.C3" office:value-type="string">
            <text:p text:style-name="P2">Cause</text:p>
          </table:table-cell>
        </table:table-row>
        <table:table-row>
          <table:table-cell table:style-name="Escape.A4" table:number-rows-spanned="2" office:value-type="string">
            <text:p text:style-name="P1">Beginning of line</text:p>
          </table:table-cell>
          <table:table-cell table:style-name="Escape.B4" office:value-type="string">
            <text:p text:style-name="P1">space</text:p>
          </table:table-cell>
          <table:table-cell table:style-name="Escape.C4" office:value-type="string">
            <text:p text:style-name="P1">Not continuing truncated line.</text:p>
          </table:table-cell>
        </table:table-row>
        <table:table-row>
          <table:covered-table-cell/>
          <table:table-cell table:style-name="Escape.B4" office:value-type="string">
            <text:p text:style-name="P3">#</text:p>
          </table:table-cell>
          <table:table-cell table:style-name="Escape.C4" office:value-type="string">
            <text:p text:style-name="P1">Not is a comment.</text:p>
          </table:table-cell>
        </table:table-row>
        <table:table-row>
          <table:table-cell table:style-name="Escape.A4" office:value-type="string">
            <text:p text:style-name="P1">End of line</text:p>
          </table:table-cell>
          <table:table-cell table:style-name="Escape.B4" office:value-type="string">
            <text:p text:style-name="P1">space</text:p>
          </table:table-cell>
          <table:table-cell table:style-name="Escape.C4" office:value-type="string">
            <text:p text:style-name="P1">Not is a truncated line indication.</text:p>
          </table:table-cell>
        </table:table-row>
        <table:table-row>
          <table:table-cell table:style-name="Escape.A4" office:value-type="string">
            <text:p text:style-name="P1">Any</text:p>
          </table:table-cell>
          <table:table-cell table:style-name="Escape.B4" office:value-type="string">
            <text:p text:style-name="P1"><text:span text:style-name="T4">,</text:span> (comma)</text:p>
            <text:p text:style-name="P3">+</text:p>
            <text:p text:style-name="P3">“</text:p>
            <text:p text:style-name="P3">&lt;</text:p>
            <text:p text:style-name="P3">&gt;</text:p>
            <text:p text:style-name="P3">;</text:p>
          </table:table-cell>
          <table:table-cell table:style-name="Escape.C4" office:value-type="string">
            <text:p text:style-name="P1">Avoid ambiguit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Rodriguez</meta:initial-creator>
    <meta:creation-date>2011-10-07T09:11:59</meta:creation-date>
    <dc:date>2011-10-24T14:23:13</dc:date>
    <dc:creator>Juan Rodriguez</dc:creator>
    <meta:editing-duration>PT01H30M59S</meta:editing-duration>
    <meta:editing-cycles>4</meta:editing-cycles>
    <meta:generator>OpenOffice.org/3.2$Linux OpenOffice.org_project/320m12$Build-9483</meta:generator>
    <meta:document-statistic meta:table-count="1" meta:image-count="0" meta:object-count="0" meta:page-count="1" meta:paragraph-count="21" meta:word-count="42" meta:character-count="214"/>
  </office:meta>
</office:document-meta>
</file>